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14FontCollection.setup( int start ,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Base14FontCollection.Base14FontCollection( Graphics2D graphics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